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1cm" svg:x="2cm" svg:y="2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cm" svg:height="1cm" svg:x="7cm" svg:y="2cm">
          <text:p text:style-name="P1"><text:span text:style-name="T1">le</text:span><text:span text:style-name="T1">ve</text:span><text:span text:style-name="T1">lE</text:span><text:span text:style-name="T1">d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12cm" svg:y="2cm">
          <text:p text:style-name="P1"><text:span text:style-name="T1">saveL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1cm" svg:x="2cm" svg:y="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cm" svg:y1="2.5cm" svg:x2="5cm" svg:y2="2.5cm" draw:start-shape="id1" draw:start-glue-point="3" draw:end-shape="id2" draw:end-glue-point="1" svg:d="M7000 2500h-2000" svg:viewBox="0 0 2001 1">
          <text:p/>
        </draw:connector>
        <draw:connector draw:style-name="gr2" draw:text-style-name="P3" draw:layer="layout" svg:x1="12cm" svg:y1="2.5cm" svg:x2="10cm" svg:y2="2.5cm" draw:start-shape="id3" draw:start-glue-point="3" draw:end-shape="id1" draw:end-glue-point="1" svg:d="M12000 2500h-2000" svg:viewBox="0 0 2001 1">
          <text:p/>
        </draw:connector>
        <draw:connector draw:style-name="gr2" draw:text-style-name="P3" draw:layer="layout" svg:x1="3.5cm" svg:y1="5cm" svg:x2="3.5cm" svg:y2="3cm" draw:start-shape="id4" draw:start-glue-point="0" draw:end-shape="id2" draw:end-glue-point="2" svg:d="M3500 5000v-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5:47:37.018939891</meta:creation-date>
    <dc:date>2018-08-22T16:39:19.755907684</dc:date>
    <meta:editing-duration>PT4M7S</meta:editing-duration>
    <meta:editing-cycles>2</meta:editing-cycles>
    <meta:generator>LibreOffice/6.0.3.2$Linux_X86_64 LibreOffice_project/00m0$Build-2</meta:generator>
    <meta:document-statistic meta:object-count="7"/>
  </office:meta>
</office:document-meta>
</file>